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1" fo:font-size="14pt" officeooo:rsid="000c25aa" officeooo:paragraph-rsid="000c25aa" style:font-size-asian="12.25pt" style:font-size-complex="14pt"/>
    </style:style>
    <style:style style:name="P2" style:family="paragraph" style:parent-style-name="Text_20_body" style:list-style-name="L1"/>
    <style:style style:name="P3" style:family="paragraph" style:parent-style-name="Title" style:master-page-name="Standard">
      <style:paragraph-properties style:page-number="auto"/>
      <style:text-properties style:font-name="Arial1" officeooo:rsid="000c25aa" officeooo:paragraph-rsid="000c25aa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c25aa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style:font-name="Arial1" fo:font-size="14pt" officeooo:rsid="000c25aa" style:font-size-asian="12.25pt" style:font-size-complex="14pt"/>
    </style:style>
    <style:style style:name="T5" style:family="text">
      <style:text-properties style:font-name="Arial1" fo:font-size="14pt" style:rfc-language-tag="sr-Latn-RS" fo:language="sr" fo:script="Latn" fo:country="RS" officeooo:rsid="000c25aa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F CORE 6</text:p>
      <text:p text:style-name="P1"/>
      <text:list text:style-name="L1">
        <text:list-item>
          <text:p text:style-name="P2"><text:span text:style-name="T4">Da bi se napravila baza </text:span><text:span text:style-name="T5">čije ime </text:span><text:span text:style-name="T4">stoji u connection string-u </text:span><text:span text:style-name="T5">za potrebe debagovanja u program.cs fajlu koristimo metodu:<text:line-break/><text:line-break/></text:span><text:span text:style-name="Example"><text:span text:style-name="T1">using</text:span></text:span><text:span text:style-name="Example"> (PubContext context = new PubContext())<text:line-break/>{<text:line-break/> <text:s text:c="3"/>context.Database.EnsureCreated();<text:line-break/>}<text:line-break/></text:span><text:line-break/><text:span text:style-name="T2">*Za potrebe produkcije verovatno se to kreira kroz neke skripte – istraž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2:58:19.180000000</meta:creation-date>
    <dc:date>2024-01-28T13:06:55.382000000</dc:date>
    <meta:editing-duration>PT8M37S</meta:editing-duration>
    <meta:editing-cycles>1</meta:editing-cycles>
    <meta:document-statistic meta:table-count="0" meta:image-count="0" meta:object-count="0" meta:page-count="1" meta:paragraph-count="2" meta:word-count="43" meta:character-count="296" meta:non-whitespace-character-count="249"/>
    <meta:generator>LibreOffice/7.6.4.1$Windows_X86_64 LibreOffice_project/e19e193f88cd6c0525a17fb7a176ed8e6a3e2aa1</meta:generator>
  </office:meta>
</office:document-meta>
</file>